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120"/>
    <style:style style:name="ce4" style:family="table-cell" style:parent-style-name="Default" style:data-style-name="N122"/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/>
    <style:style style:name="ce7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Kolmogorov-Smirnov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Cramér-von Mises</text:p>
          </table:table-cell>
          <table:covered-table-cell table:number-columns-repeated="2" table:style-name="Default"/>
          <table:table-cell table:style-name="ce1" office:value-type="string" calcext:value-type="string" table:number-columns-spanned="2" table:number-rows-spanned="1">
            <text:p>Anderson-Darling</text:p>
          </table:table-cell>
          <table:covered-table-cell table:style-name="Default"/>
          <table:table-cell table:style-name="ce1" office:value-type="string" calcext:value-type="string" table:number-columns-spanned="6" table:number-rows-spanned="1">
            <text:p>Rényi divergence</text:p>
          </table:table-cell>
          <table:covered-table-cell table:number-columns-repeated="5" table:style-name="Default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p-Val</text:p>
          </table:table-cell>
          <table:table-cell table:style-name="Default" office:value-type="string" calcext:value-type="string">
            <text:p>Stat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p-Val</text:p>
          </table:table-cell>
          <table:table-cell table:style-name="Default" office:value-type="string" calcext:value-type="string">
            <text:p>Stat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Stat</text:p>
          </table:table-cell>
          <table:table-cell table:style-name="Default" office:value-type="string" calcext:value-type="string">
            <text:p>Sqrt</text:p>
          </table:table-cell>
          <table:table-cell table:style-name="Default" office:value-type="string" calcext:value-type="string">
            <text:p>Rice</text:p>
          </table:table-cell>
          <table:table-cell table:style-name="Default" office:value-type="string" calcext:value-type="string">
            <text:p>Sturge</text:p>
          </table:table-cell>
          <table:table-cell table:style-name="Default" office:value-type="string" calcext:value-type="string">
            <text:p>Doane</text:p>
          </table:table-cell>
          <table:table-cell table:style-name="Default" office:value-type="string" calcext:value-type="string">
            <text:p>Scott</text:p>
          </table:table-cell>
          <table:table-cell table:style-name="Default" office:value-type="string" calcext:value-type="string">
            <text:p>Kernel</text:p>
          </table:table-cell>
        </table:table-row>
        <table:table-row table:style-name="ro1">
          <table:table-cell/>
          <table:table-cell office:value-type="string" calcext:value-type="string">
            <text:p>Apla</text:p>
          </table:table-cell>
          <table:table-cell office:value-type="float" office:value="1" calcext:value-type="float">
            <text:p>1</text:p>
          </table:table-cell>
          <table:table-cell office:value-type="float" office:value="0.00122777119863621" calcext:value-type="float">
            <text:p>0.00122777119863621</text:p>
          </table:table-cell>
          <table:table-cell office:value-type="float" office:value="0.0401917469259726" calcext:value-type="float">
            <text:p>0.0401917469259726</text:p>
          </table:table-cell>
          <table:table-cell office:value-type="float" office:value="1" calcext:value-type="float">
            <text:p>1</text:p>
          </table:table-cell>
          <table:table-cell office:value-type="float" office:value="0.00766002057128323" calcext:value-type="float">
            <text:p>0.00766002057128323</text:p>
          </table:table-cell>
          <table:table-cell office:value-type="float" office:value="0.853803029949712" calcext:value-type="float">
            <text:p>0.853803029949712</text:p>
          </table:table-cell>
          <table:table-cell office:value-type="float" office:value="1" calcext:value-type="float">
            <text:p>1</text:p>
          </table:table-cell>
          <table:table-cell office:value-type="float" office:value="7.83326856868756" calcext:value-type="float">
            <text:p>7.83326856868756</text:p>
          </table:table-cell>
          <table:table-cell office:value-type="float" office:value="0.017904840453291" calcext:value-type="float">
            <text:p>0.017904840453291</text:p>
          </table:table-cell>
          <table:table-cell office:value-type="float" office:value="0.0135176863695889" calcext:value-type="float">
            <text:p>0.0135176863695889</text:p>
          </table:table-cell>
          <table:table-cell office:value-type="float" office:value="0.00798042576423782" calcext:value-type="float">
            <text:p>0.00798042576423782</text:p>
          </table:table-cell>
          <table:table-cell office:value-type="float" office:value="0.0101086028727058" calcext:value-type="float">
            <text:p>0.0101086028727058</text:p>
          </table:table-cell>
          <table:table-cell office:value-type="float" office:value="0.0148344574063941" calcext:value-type="float">
            <text:p>0.0148344574063941</text:p>
          </table:table-cell>
          <table:table-cell office:value-type="float" office:value="0.0119089680640891" calcext:value-type="float">
            <text:p>0.0119089680640891</text:p>
          </table:table-cell>
        </table:table-row>
        <table:table-row table:style-name="ro1">
          <table:table-cell/>
          <table:table-cell office:value-type="string" calcext:value-type="string">
            <text:p>Sphe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0106809951389484" calcext:value-type="float">
            <text:p>0.000106809951389484</text:p>
          </table:table-cell>
          <table:table-cell office:value-type="float" office:value="0.0463545008457904" calcext:value-type="float">
            <text:p>0.046354500845790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6199659265799" calcext:value-type="float">
            <text:p>1.2619965926579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.4166452387538" calcext:value-type="float">
            <text:p>11.4166452387538</text:p>
          </table:table-cell>
          <table:table-cell office:value-type="float" office:value="0.0128012298678965" calcext:value-type="float">
            <text:p>0.0128012298678965</text:p>
          </table:table-cell>
          <table:table-cell office:value-type="float" office:value="0.0115899231915938" calcext:value-type="float">
            <text:p>0.0115899231915938</text:p>
          </table:table-cell>
          <table:table-cell office:value-type="float" office:value="0.0109901616558945" calcext:value-type="float">
            <text:p>0.0109901616558945</text:p>
          </table:table-cell>
          <table:table-cell office:value-type="float" office:value="0.00947936267560074" calcext:value-type="float">
            <text:p>0.00947936267560074</text:p>
          </table:table-cell>
          <table:table-cell office:value-type="float" office:value="0.0112677738397215" calcext:value-type="float">
            <text:p>0.0112677738397215</text:p>
          </table:table-cell>
          <table:table-cell office:value-type="float" office:value="0.0122620492085125" calcext:value-type="float">
            <text:p>0.0122620492085125</text:p>
          </table:table-cell>
        </table:table-row>
        <table:table-row table:style-name="ro1">
          <table:table-cell/>
          <table:table-cell office:value-type="string" calcext:value-type="string">
            <text:p>HTL</text:p>
          </table:table-cell>
          <table:table-cell office:value-type="float" office:value="0" calcext:value-type="float">
            <text:p>0</text:p>
          </table:table-cell>
          <table:table-cell office:value-type="float" office:value="0.127734666738567" calcext:value-type="float">
            <text:p>0.127734666738567</text:p>
          </table:table-cell>
          <table:table-cell office:value-type="float" office:value="0.0245113781996933" calcext:value-type="float">
            <text:p>0.0245113781996933</text:p>
          </table:table-cell>
          <table:table-cell office:value-type="float" office:value="0" calcext:value-type="float">
            <text:p>0</text:p>
          </table:table-cell>
          <table:table-cell office:value-type="float" office:value="0.104778622956046" calcext:value-type="float">
            <text:p>0.104778622956046</text:p>
          </table:table-cell>
          <table:table-cell office:value-type="float" office:value="0.340069943467503" calcext:value-type="float">
            <text:p>0.3400699434675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84440625848606" calcext:value-type="float">
            <text:p>1.84440625848606</text:p>
          </table:table-cell>
          <table:table-cell office:value-type="float" office:value="0.010253641129522" calcext:value-type="float">
            <text:p>0.010253641129522</text:p>
          </table:table-cell>
          <table:table-cell office:value-type="float" office:value="0.00613838768418857" calcext:value-type="float">
            <text:p>0.00613838768418857</text:p>
          </table:table-cell>
          <table:table-cell office:value-type="float" office:value="0.00286813831340139" calcext:value-type="float">
            <text:p>0.00286813831340139</text:p>
          </table:table-cell>
          <table:table-cell office:value-type="float" office:value="0.00323343657931243" calcext:value-type="float">
            <text:p>0.00323343657931243</text:p>
          </table:table-cell>
          <table:table-cell office:value-type="float" office:value="0.0070942571018508" calcext:value-type="float">
            <text:p>0.0070942571018508</text:p>
          </table:table-cell>
          <table:table-cell office:value-type="float" office:value="0.00725848949187757" calcext:value-type="float">
            <text:p>0.00725848949187757</text:p>
          </table:table-cell>
        </table:table-row>
        <table:table-row table:style-name="ro1">
          <table:table-cell/>
          <table:table-cell office:value-type="string" calcext:value-type="string">
            <text:p>JetMt</text:p>
          </table:table-cell>
          <table:table-cell office:value-type="float" office:value="0" calcext:value-type="float">
            <text:p>0</text:p>
          </table:table-cell>
          <table:table-cell office:value-type="float" office:value="0.0997836481726869" calcext:value-type="float">
            <text:p>0.0997836481726869</text:p>
          </table:table-cell>
          <table:table-cell office:value-type="float" office:value="0.0255886054952467" calcext:value-type="float">
            <text:p>0.0255886054952467</text:p>
          </table:table-cell>
          <table:table-cell office:value-type="float" office:value="0" calcext:value-type="float">
            <text:p>0</text:p>
          </table:table-cell>
          <table:table-cell office:value-type="float" office:value="0.119037694294442" calcext:value-type="float">
            <text:p>0.119037694294442</text:p>
          </table:table-cell>
          <table:table-cell office:value-type="float" office:value="0.319806434205204" calcext:value-type="float">
            <text:p>0.319806434205204</text:p>
          </table:table-cell>
          <table:table-cell office:value-type="float" office:value="1" calcext:value-type="float">
            <text:p>1</text:p>
          </table:table-cell>
          <table:table-cell office:value-type="float" office:value="3.74760208891056" calcext:value-type="float">
            <text:p>3.74760208891056</text:p>
          </table:table-cell>
          <table:table-cell office:value-type="float" office:value="0.0158261289565756" calcext:value-type="float">
            <text:p>0.0158261289565756</text:p>
          </table:table-cell>
          <table:table-cell office:value-type="float" office:value="0.0093688473724232" calcext:value-type="float">
            <text:p>0.0093688473724232</text:p>
          </table:table-cell>
          <table:table-cell office:value-type="float" office:value="0.00723483154217868" calcext:value-type="float">
            <text:p>0.00723483154217868</text:p>
          </table:table-cell>
          <table:table-cell office:value-type="float" office:value="0.00716153665820271" calcext:value-type="float">
            <text:p>0.00716153665820271</text:p>
          </table:table-cell>
          <table:table-cell office:value-type="float" office:value="0.00834112849526426" calcext:value-type="float">
            <text:p>0.00834112849526426</text:p>
          </table:table-cell>
          <table:table-cell office:value-type="float" office:value="0.0130169497587057" calcext:value-type="float">
            <text:p>0.0130169497587057</text:p>
          </table:table-cell>
        </table:table-row>
        <table:table-row table:style-name="ro1">
          <table:table-cell/>
          <table:table-cell office:value-type="string" calcext:value-type="string">
            <text:p>HT3</text:p>
          </table:table-cell>
          <table:table-cell office:value-type="float" office:value="0" calcext:value-type="float">
            <text:p>0</text:p>
          </table:table-cell>
          <table:table-cell office:value-type="float" office:value="0.0989932677822058" calcext:value-type="float">
            <text:p>0.0989932677822058</text:p>
          </table:table-cell>
          <table:table-cell office:value-type="float" office:value="0.025622536162375" calcext:value-type="float">
            <text:p>0.025622536162375</text:p>
          </table:table-cell>
          <table:table-cell office:value-type="float" office:value="0" calcext:value-type="float">
            <text:p>0</text:p>
          </table:table-cell>
          <table:table-cell office:value-type="float" office:value="0.0199559809574964" calcext:value-type="float">
            <text:p>0.0199559809574964</text:p>
          </table:table-cell>
          <table:table-cell office:value-type="float" office:value="0.620354295460556" calcext:value-type="float">
            <text:p>0.620354295460556</text:p>
          </table:table-cell>
          <table:table-cell office:value-type="float" office:value="1" calcext:value-type="float">
            <text:p>1</text:p>
          </table:table-cell>
          <table:table-cell office:value-type="float" office:value="3.75754658285057" calcext:value-type="float">
            <text:p>3.75754658285057</text:p>
          </table:table-cell>
          <table:table-cell office:value-type="float" office:value="0.01263441611499" calcext:value-type="float">
            <text:p>0.01263441611499</text:p>
          </table:table-cell>
          <table:table-cell office:value-type="float" office:value="0.00509429257835766" calcext:value-type="float">
            <text:p>0.00509429257835766</text:p>
          </table:table-cell>
          <table:table-cell office:value-type="float" office:value="0.00278244101244263" calcext:value-type="float">
            <text:p>0.00278244101244263</text:p>
          </table:table-cell>
          <table:table-cell office:value-type="float" office:value="0.00393027582043304" calcext:value-type="float">
            <text:p>0.00393027582043304</text:p>
          </table:table-cell>
          <table:table-cell office:value-type="float" office:value="0.00509429257835766" calcext:value-type="float">
            <text:p>0.00509429257835766</text:p>
          </table:table-cell>
          <table:table-cell office:value-type="float" office:value="0.00845770802301973" calcext:value-type="float">
            <text:p>0.00845770802301973</text:p>
          </table:table-cell>
        </table:table-row>
        <table:table-row table:style-name="ro1">
          <table:table-cell/>
          <table:table-cell office:value-type="string" calcext:value-type="string">
            <text:p>MEvent</text:p>
          </table:table-cell>
          <table:table-cell office:value-type="float" office:value="0" calcext:value-type="float">
            <text:p>0</text:p>
          </table:table-cell>
          <table:table-cell office:value-type="float" office:value="0.273481469159929" calcext:value-type="float">
            <text:p>0.273481469159929</text:p>
          </table:table-cell>
          <table:table-cell office:value-type="float" office:value="0.0208512025055836" calcext:value-type="float">
            <text:p>0.0208512025055836</text:p>
          </table:table-cell>
          <table:table-cell office:value-type="float" office:value="0" calcext:value-type="float">
            <text:p>0</text:p>
          </table:table-cell>
          <table:table-cell office:value-type="float" office:value="0.111927226869745" calcext:value-type="float">
            <text:p>0.111927226869745</text:p>
          </table:table-cell>
          <table:table-cell office:value-type="float" office:value="0.329533553642189" calcext:value-type="float">
            <text:p>0.329533553642189</text:p>
          </table:table-cell>
          <table:table-cell office:value-type="float" office:value="1" calcext:value-type="float">
            <text:p>1</text:p>
          </table:table-cell>
          <table:table-cell office:value-type="float" office:value="3.33275396423541" calcext:value-type="float">
            <text:p>3.33275396423541</text:p>
          </table:table-cell>
          <table:table-cell office:value-type="float" office:value="0.0172055596564222" calcext:value-type="float">
            <text:p>0.0172055596564222</text:p>
          </table:table-cell>
          <table:table-cell office:value-type="float" office:value="0.0111597491418269" calcext:value-type="float">
            <text:p>0.0111597491418269</text:p>
          </table:table-cell>
          <table:table-cell office:value-type="float" office:value="0.00602202486275984" calcext:value-type="float">
            <text:p>0.00602202486275984</text:p>
          </table:table-cell>
          <table:table-cell office:value-type="float" office:value="0.0078156392800916" calcext:value-type="float">
            <text:p>0.0078156392800916</text:p>
          </table:table-cell>
          <table:table-cell office:value-type="float" office:value="0.012559853510495" calcext:value-type="float">
            <text:p>0.012559853510495</text:p>
          </table:table-cell>
          <table:table-cell office:value-type="float" office:value="0.0118679911170438" calcext:value-type="float">
            <text:p>0.0118679911170438</text:p>
          </table:table-cell>
        </table:table-row>
        <table:table-row table:style-name="ro1">
          <table:table-cell/>
          <table:table-cell office:value-type="string" calcext:value-type="string">
            <text:p>MT1NL</text:p>
          </table:table-cell>
          <table:table-cell office:value-type="float" office:value="0" calcext:value-type="float">
            <text:p>0</text:p>
          </table:table-cell>
          <table:table-cell office:value-type="float" office:value="0.0244330895408321" calcext:value-type="float">
            <text:p>0.0244330895408321</text:p>
          </table:table-cell>
          <table:table-cell office:value-type="float" office:value="0.0312422850944852" calcext:value-type="float">
            <text:p>0.0312422850944852</text:p>
          </table:table-cell>
          <table:table-cell office:value-type="float" office:value="0" calcext:value-type="float">
            <text:p>0</text:p>
          </table:table-cell>
          <table:table-cell office:value-type="float" office:value="0.155590242298142" calcext:value-type="float">
            <text:p>0.155590242298142</text:p>
          </table:table-cell>
          <table:table-cell office:value-type="float" office:value="0.278598333274715" calcext:value-type="float">
            <text:p>0.278598333274715</text:p>
          </table:table-cell>
          <table:table-cell office:value-type="float" office:value="0" calcext:value-type="float">
            <text:p>0</text:p>
          </table:table-cell>
          <table:table-cell office:value-type="float" office:value="2.22700318307428" calcext:value-type="float">
            <text:p>2.22700318307428</text:p>
          </table:table-cell>
          <table:table-cell office:value-type="float" office:value="0.0142032039247335" calcext:value-type="float">
            <text:p>0.0142032039247335</text:p>
          </table:table-cell>
          <table:table-cell office:value-type="float" office:value="0.00946727514167582" calcext:value-type="float">
            <text:p>0.00946727514167582</text:p>
          </table:table-cell>
          <table:table-cell office:value-type="float" office:value="0.00403977986947625" calcext:value-type="float">
            <text:p>0.00403977986947625</text:p>
          </table:table-cell>
          <table:table-cell office:value-type="float" office:value="0.00974742433688673" calcext:value-type="float">
            <text:p>0.00974742433688673</text:p>
          </table:table-cell>
          <table:table-cell office:value-type="float" office:value="0.0110192518036878" calcext:value-type="float">
            <text:p>0.0110192518036878</text:p>
          </table:table-cell>
          <table:table-cell office:value-type="float" office:value="0.0115889899244493" calcext:value-type="float">
            <text:p>0.0115889899244493</text:p>
          </table:table-cell>
        </table:table-row>
        <table:table-row table:style-name="ro1">
          <table:table-cell/>
          <table:table-cell office:value-type="string" calcext:value-type="string">
            <text:p>M01mall</text:p>
          </table:table-cell>
          <table:table-cell office:value-type="float" office:value="0" calcext:value-type="float">
            <text:p>0</text:p>
          </table:table-cell>
          <table:table-cell office:value-type="float" office:value="0.0196629295299287" calcext:value-type="float">
            <text:p>0.0196629295299287</text:p>
          </table:table-cell>
          <table:table-cell office:value-type="float" office:value="0.0317738594579957" calcext:value-type="float">
            <text:p>0.0317738594579957</text:p>
          </table:table-cell>
          <table:table-cell office:value-type="float" office:value="0" calcext:value-type="float">
            <text:p>0</text:p>
          </table:table-cell>
          <table:table-cell office:value-type="float" office:value="0.0183478772536027" calcext:value-type="float">
            <text:p>0.0183478772536027</text:p>
          </table:table-cell>
          <table:table-cell office:value-type="float" office:value="0.640238497759203" calcext:value-type="float">
            <text:p>0.640238497759203</text:p>
          </table:table-cell>
          <table:table-cell office:value-type="float" office:value="1" calcext:value-type="float">
            <text:p>1</text:p>
          </table:table-cell>
          <table:table-cell office:value-type="float" office:value="4.9591384302201" calcext:value-type="float">
            <text:p>4.9591384302201</text:p>
          </table:table-cell>
          <table:table-cell office:value-type="float" office:value="0.0130209091141804" calcext:value-type="float">
            <text:p>0.0130209091141804</text:p>
          </table:table-cell>
          <table:table-cell office:value-type="float" office:value="0.00916831970804967" calcext:value-type="float">
            <text:p>0.00916831970804967</text:p>
          </table:table-cell>
          <table:table-cell office:value-type="float" office:value="0.00522122357046404" calcext:value-type="float">
            <text:p>0.00522122357046404</text:p>
          </table:table-cell>
          <table:table-cell office:value-type="float" office:value="0.00564856512964903" calcext:value-type="float">
            <text:p>0.00564856512964903</text:p>
          </table:table-cell>
          <table:table-cell office:value-type="float" office:value="0.0159601761069729" calcext:value-type="float">
            <text:p>0.0159601761069729</text:p>
          </table:table-cell>
          <table:table-cell office:value-type="float" office:value="0.00685470013073713" calcext:value-type="float">
            <text:p>0.00685470013073713</text:p>
          </table:table-cell>
        </table:table-row>
        <table:table-row table:style-name="ro1">
          <table:table-cell/>
          <table:table-cell office:value-type="string" calcext:value-type="string">
            <text:p>M0nl</text:p>
          </table:table-cell>
          <table:table-cell office:value-type="float" office:value="0" calcext:value-type="float">
            <text:p>0</text:p>
          </table:table-cell>
          <table:table-cell office:value-type="float" office:value="0.0188162946328352" calcext:value-type="float">
            <text:p>0.0188162946328352</text:p>
          </table:table-cell>
          <table:table-cell office:value-type="float" office:value="0.0322259439466444" calcext:value-type="float">
            <text:p>0.0322259439466444</text:p>
          </table:table-cell>
          <table:table-cell office:value-type="float" office:value="0" calcext:value-type="float">
            <text:p>0</text:p>
          </table:table-cell>
          <table:table-cell office:value-type="float" office:value="0.0435698906982421" calcext:value-type="float">
            <text:p>0.0435698906982421</text:p>
          </table:table-cell>
          <table:table-cell office:value-type="float" office:value="0.485749404581568" calcext:value-type="float">
            <text:p>0.485749404581568</text:p>
          </table:table-cell>
          <table:table-cell office:value-type="float" office:value="1" calcext:value-type="float">
            <text:p>1</text:p>
          </table:table-cell>
          <table:table-cell office:value-type="float" office:value="3.55423459928736" calcext:value-type="float">
            <text:p>3.55423459928736</text:p>
          </table:table-cell>
          <table:table-cell office:value-type="float" office:value="0.0192342196842603" calcext:value-type="float">
            <text:p>0.0192342196842603</text:p>
          </table:table-cell>
          <table:table-cell office:value-type="float" office:value="0.00882771959586068" calcext:value-type="float">
            <text:p>0.00882771959586068</text:p>
          </table:table-cell>
          <table:table-cell office:value-type="float" office:value="0.00492151976550684" calcext:value-type="float">
            <text:p>0.00492151976550684</text:p>
          </table:table-cell>
          <table:table-cell office:value-type="float" office:value="0.0081469528860455" calcext:value-type="float">
            <text:p>0.0081469528860455</text:p>
          </table:table-cell>
          <table:table-cell office:value-type="float" office:value="0.0101750706640585" calcext:value-type="float">
            <text:p>0.0101750706640585</text:p>
          </table:table-cell>
          <table:table-cell office:value-type="float" office:value="0.013678826293565" calcext:value-type="float">
            <text:p>0.013678826293565</text:p>
          </table:table-cell>
        </table:table-row>
        <table:table-row table:style-name="ro1">
          <table:table-cell/>
          <table:table-cell office:value-type="string" calcext:value-type="string">
            <text:p>M1nl</text:p>
          </table:table-cell>
          <table:table-cell office:value-type="float" office:value="0" calcext:value-type="float">
            <text:p>0</text:p>
          </table:table-cell>
          <table:table-cell office:value-type="float" office:value="0.237631053395194" calcext:value-type="float">
            <text:p>0.237631053395194</text:p>
          </table:table-cell>
          <table:table-cell office:value-type="float" office:value="0.0219157853559124" calcext:value-type="float">
            <text:p>0.0219157853559124</text:p>
          </table:table-cell>
          <table:table-cell office:value-type="float" office:value="0" calcext:value-type="float">
            <text:p>0</text:p>
          </table:table-cell>
          <table:table-cell office:value-type="float" office:value="0.265034748028484" calcext:value-type="float">
            <text:p>0.265034748028484</text:p>
          </table:table-cell>
          <table:table-cell office:value-type="float" office:value="0.201291861529131" calcext:value-type="float">
            <text:p>0.201291861529131</text:p>
          </table:table-cell>
          <table:table-cell office:value-type="float" office:value="0" calcext:value-type="float">
            <text:p>0</text:p>
          </table:table-cell>
          <table:table-cell office:value-type="float" office:value="2.42396368387999" calcext:value-type="float">
            <text:p>2.42396368387999</text:p>
          </table:table-cell>
          <table:table-cell office:value-type="float" office:value="0.0141117815971219" calcext:value-type="float">
            <text:p>0.0141117815971219</text:p>
          </table:table-cell>
          <table:table-cell office:value-type="float" office:value="0.00798037546399239" calcext:value-type="float">
            <text:p>0.00798037546399239</text:p>
          </table:table-cell>
          <table:table-cell office:value-type="float" office:value="0.00304629660475663" calcext:value-type="float">
            <text:p>0.00304629660475663</text:p>
          </table:table-cell>
          <table:table-cell office:value-type="float" office:value="0.00491483599419519" calcext:value-type="float">
            <text:p>0.00491483599419519</text:p>
          </table:table-cell>
          <table:table-cell office:value-type="float" office:value="0.00776341357210938" calcext:value-type="float">
            <text:p>0.00776341357210938</text:p>
          </table:table-cell>
          <table:table-cell office:value-type="float" office:value="0.0140557222455079" calcext:value-type="float">
            <text:p>0.0140557222455079</text:p>
          </table:table-cell>
        </table:table-row>
        <table:table-row table:style-name="ro1">
          <table:table-cell/>
          <table:table-cell office:value-type="string" calcext:value-type="string">
            <text:p>Mt0nl</text:p>
          </table:table-cell>
          <table:table-cell office:value-type="float" office:value="0" calcext:value-type="float">
            <text:p>0</text:p>
          </table:table-cell>
          <table:table-cell office:value-type="float" office:value="0.191594772846737" calcext:value-type="float">
            <text:p>0.191594772846737</text:p>
          </table:table-cell>
          <table:table-cell office:value-type="float" office:value="0.0227632282705059" calcext:value-type="float">
            <text:p>0.0227632282705059</text:p>
          </table:table-cell>
          <table:table-cell office:value-type="float" office:value="0" calcext:value-type="float">
            <text:p>0</text:p>
          </table:table-cell>
          <table:table-cell office:value-type="float" office:value="0.17221835649058" calcext:value-type="float">
            <text:p>0.17221835649058</text:p>
          </table:table-cell>
          <table:table-cell office:value-type="float" office:value="0.263314396983007" calcext:value-type="float">
            <text:p>0.263314396983007</text:p>
          </table:table-cell>
          <table:table-cell office:value-type="float" office:value="0" calcext:value-type="float">
            <text:p>0</text:p>
          </table:table-cell>
          <table:table-cell office:value-type="float" office:value="2.09976109863736" calcext:value-type="float">
            <text:p>2.09976109863736</text:p>
          </table:table-cell>
          <table:table-cell office:value-type="float" office:value="0.0125490389006487" calcext:value-type="float">
            <text:p>0.0125490389006487</text:p>
          </table:table-cell>
          <table:table-cell office:value-type="float" office:value="0.00883871040413525" calcext:value-type="float">
            <text:p>0.00883871040413525</text:p>
          </table:table-cell>
          <table:table-cell office:value-type="float" office:value="0.00515537030236855" calcext:value-type="float">
            <text:p>0.00515537030236855</text:p>
          </table:table-cell>
          <table:table-cell office:value-type="float" office:value="0.00585084532541903" calcext:value-type="float">
            <text:p>0.00585084532541903</text:p>
          </table:table-cell>
          <table:table-cell office:value-type="float" office:value="0.0114544546933749" calcext:value-type="float">
            <text:p>0.0114544546933749</text:p>
          </table:table-cell>
          <table:table-cell office:value-type="float" office:value="0.0124853078006696" calcext:value-type="float">
            <text:p>0.0124853078006696</text:p>
          </table:table-cell>
        </table:table-row>
        <table:table-row table:style-name="ro1">
          <table:table-cell/>
          <table:table-cell office:value-type="string" calcext:value-type="string">
            <text:p>Met</text:p>
          </table:table-cell>
          <table:table-cell office:value-type="float" office:value="0" calcext:value-type="float">
            <text:p>0</text:p>
          </table:table-cell>
          <table:table-cell office:value-type="float" office:value="0.136103034529791" calcext:value-type="float">
            <text:p>0.136103034529791</text:p>
          </table:table-cell>
          <table:table-cell office:value-type="float" office:value="0.0242267488996692" calcext:value-type="float">
            <text:p>0.0242267488996692</text:p>
          </table:table-cell>
          <table:table-cell office:value-type="float" office:value="0" calcext:value-type="float">
            <text:p>0</text:p>
          </table:table-cell>
          <table:table-cell office:value-type="float" office:value="0.119636391206271" calcext:value-type="float">
            <text:p>0.119636391206271</text:p>
          </table:table-cell>
          <table:table-cell office:value-type="float" office:value="0.318987416829822" calcext:value-type="float">
            <text:p>0.318987416829822</text:p>
          </table:table-cell>
          <table:table-cell office:value-type="float" office:value="0" calcext:value-type="float">
            <text:p>0</text:p>
          </table:table-cell>
          <table:table-cell office:value-type="float" office:value="2.11422950941679" calcext:value-type="float">
            <text:p>2.11422950941679</text:p>
          </table:table-cell>
          <table:table-cell office:value-type="float" office:value="0.00943892519872865" calcext:value-type="float">
            <text:p>0.00943892519872865</text:p>
          </table:table-cell>
          <table:table-cell office:value-type="float" office:value="0.00472582485153086" calcext:value-type="float">
            <text:p>0.00472582485153086</text:p>
          </table:table-cell>
          <table:table-cell office:value-type="float" office:value="0.00280202104042067" calcext:value-type="float">
            <text:p>0.00280202104042067</text:p>
          </table:table-cell>
          <table:table-cell office:value-type="float" office:value="0.00388432055974532" calcext:value-type="float">
            <text:p>0.00388432055974532</text:p>
          </table:table-cell>
          <table:table-cell office:value-type="float" office:value="0.00472582485153086" calcext:value-type="float">
            <text:p>0.00472582485153086</text:p>
          </table:table-cell>
          <table:table-cell office:value-type="float" office:value="0.00821036230318822" calcext:value-type="float">
            <text:p>0.00821036230318822</text:p>
          </table:table-cell>
        </table:table-row>
        <table:table-row table:style-name="ro1">
          <table:table-cell/>
          <table:table-cell office:value-type="string" calcext:value-type="string">
            <text:p>Mtt</text:p>
          </table:table-cell>
          <table:table-cell office:value-type="float" office:value="0" calcext:value-type="float">
            <text:p>0</text:p>
          </table:table-cell>
          <table:table-cell office:value-type="float" office:value="0.138633518568888" calcext:value-type="float">
            <text:p>0.138633518568888</text:p>
          </table:table-cell>
          <table:table-cell office:value-type="float" office:value="0.0241434827386017" calcext:value-type="float">
            <text:p>0.0241434827386017</text:p>
          </table:table-cell>
          <table:table-cell office:value-type="float" office:value="0" calcext:value-type="float">
            <text:p>0</text:p>
          </table:table-cell>
          <table:table-cell office:value-type="float" office:value="0.105271206456144" calcext:value-type="float">
            <text:p>0.105271206456144</text:p>
          </table:table-cell>
          <table:table-cell office:value-type="float" office:value="0.339324664631854" calcext:value-type="float">
            <text:p>0.339324664631854</text:p>
          </table:table-cell>
          <table:table-cell office:value-type="float" office:value="1" calcext:value-type="float">
            <text:p>1</text:p>
          </table:table-cell>
          <table:table-cell office:value-type="float" office:value="3.66243536173717" calcext:value-type="float">
            <text:p>3.66243536173717</text:p>
          </table:table-cell>
          <table:table-cell office:value-type="float" office:value="0.0129601336663303" calcext:value-type="float">
            <text:p>0.0129601336663303</text:p>
          </table:table-cell>
          <table:table-cell office:value-type="float" office:value="0.00638118973794205" calcext:value-type="float">
            <text:p>0.00638118973794205</text:p>
          </table:table-cell>
          <table:table-cell office:value-type="float" office:value="0.00426389507616827" calcext:value-type="float">
            <text:p>0.00426389507616827</text:p>
          </table:table-cell>
          <table:table-cell office:value-type="float" office:value="0.00522389259060661" calcext:value-type="float">
            <text:p>0.00522389259060661</text:p>
          </table:table-cell>
          <table:table-cell office:value-type="float" office:value="0.00638118973794205" calcext:value-type="float">
            <text:p>0.00638118973794205</text:p>
          </table:table-cell>
          <table:table-cell office:value-type="float" office:value="0.0114656993526926" calcext:value-type="float">
            <text:p>0.0114656993526926</text:p>
          </table:table-cell>
        </table:table-row>
        <table:table-row table:style-name="ro1">
          <table:table-cell/>
          <table:table-cell office:value-type="string" calcext:value-type="string">
            <text:p>Mva_max</text:p>
          </table:table-cell>
          <table:table-cell office:value-type="float" office:value="1" calcext:value-type="float">
            <text:p>1</text:p>
          </table:table-cell>
          <table:table-cell office:value-type="float" office:value="0.00604217210455254" calcext:value-type="float">
            <text:p>0.00604217210455254</text:p>
          </table:table-cell>
          <table:table-cell office:value-type="float" office:value="0.0374857497107944" calcext:value-type="float">
            <text:p>0.0374857497107944</text:p>
          </table:table-cell>
          <table:table-cell office:value-type="float" office:value="0" calcext:value-type="float">
            <text:p>0</text:p>
          </table:table-cell>
          <table:table-cell office:value-type="float" office:value="0.136077680295371" calcext:value-type="float">
            <text:p>0.136077680295371</text:p>
          </table:table-cell>
          <table:table-cell office:value-type="float" office:value="0.299083211422391" calcext:value-type="float">
            <text:p>0.299083211422391</text:p>
          </table:table-cell>
          <table:table-cell office:value-type="float" office:value="0" calcext:value-type="float">
            <text:p>0</text:p>
          </table:table-cell>
          <table:table-cell office:value-type="float" office:value="2.22436568101898" calcext:value-type="float">
            <text:p>2.22436568101898</text:p>
          </table:table-cell>
          <table:table-cell office:value-type="float" office:value="0.0188060394329734" calcext:value-type="float">
            <text:p>0.0188060394329734</text:p>
          </table:table-cell>
          <table:table-cell office:value-type="float" office:value="0.0102097878133929" calcext:value-type="float">
            <text:p>0.0102097878133929</text:p>
          </table:table-cell>
          <table:table-cell office:value-type="float" office:value="0.00522445444001328" calcext:value-type="float">
            <text:p>0.00522445444001328</text:p>
          </table:table-cell>
          <table:table-cell office:value-type="float" office:value="0.0077536464653362" calcext:value-type="float">
            <text:p>0.0077536464653362</text:p>
          </table:table-cell>
          <table:table-cell office:value-type="float" office:value="0.0026555089093831" calcext:value-type="float">
            <text:p>0.0026555089093831</text:p>
          </table:table-cell>
          <table:table-cell office:value-type="float" office:value="0.104322410240088" calcext:value-type="float">
            <text:p>0.104322410240088</text:p>
          </table:table-cell>
        </table:table-row>
        <table:table-row table:style-name="ro1">
          <table:table-cell/>
          <table:table-cell office:value-type="string" calcext:value-type="string">
            <text:p>Wmt</text:p>
          </table:table-cell>
          <table:table-cell office:value-type="float" office:value="0" calcext:value-type="float">
            <text:p>0</text:p>
          </table:table-cell>
          <table:table-cell office:value-type="float" office:value="0.211472391433391" calcext:value-type="float">
            <text:p>0.211472391433391</text:p>
          </table:table-cell>
          <table:table-cell office:value-type="float" office:value="0.0221470256402456" calcext:value-type="float">
            <text:p>0.0221470256402456</text:p>
          </table:table-cell>
          <table:table-cell office:value-type="float" office:value="0" calcext:value-type="float">
            <text:p>0</text:p>
          </table:table-cell>
          <table:table-cell office:value-type="float" office:value="0.261165601222047" calcext:value-type="float">
            <text:p>0.261165601222047</text:p>
          </table:table-cell>
          <table:table-cell office:value-type="float" office:value="0.203311556162091" calcext:value-type="float">
            <text:p>0.203311556162091</text:p>
          </table:table-cell>
          <table:table-cell office:value-type="float" office:value="0" calcext:value-type="float">
            <text:p>0</text:p>
          </table:table-cell>
          <table:table-cell office:value-type="float" office:value="2.47635127831861" calcext:value-type="float">
            <text:p>2.47635127831861</text:p>
          </table:table-cell>
          <table:table-cell office:value-type="float" office:value="0.0124286063882395" calcext:value-type="float">
            <text:p>0.0124286063882395</text:p>
          </table:table-cell>
          <table:table-cell office:value-type="float" office:value="0.00690748632174364" calcext:value-type="float">
            <text:p>0.00690748632174364</text:p>
          </table:table-cell>
          <table:table-cell office:value-type="float" office:value="0.00291815389215132" calcext:value-type="float">
            <text:p>0.00291815389215132</text:p>
          </table:table-cell>
          <table:table-cell office:value-type="float" office:value="0.00263440149313125" calcext:value-type="float">
            <text:p>0.00263440149313125</text:p>
          </table:table-cell>
          <table:table-cell office:value-type="float" office:value="0.00499720863968857" calcext:value-type="float">
            <text:p>0.00499720863968857</text:p>
          </table:table-cell>
          <table:table-cell office:value-type="float" office:value="0.00968216764828565" calcext:value-type="float">
            <text:p>0.00968216764828565</text:p>
          </table:table-cell>
        </table:table-row>
        <table:table-row table:style-name="ro1">
          <table:table-cell/>
          <table:table-cell office:value-type="string" calcext:value-type="string">
            <text:p>Wpt</text:p>
          </table:table-cell>
          <table:table-cell office:value-type="float" office:value="0" calcext:value-type="float">
            <text:p>0</text:p>
          </table:table-cell>
          <table:table-cell office:value-type="float" office:value="0.30316731210955" calcext:value-type="float">
            <text:p>0.30316731210955</text:p>
          </table:table-cell>
          <table:table-cell office:value-type="float" office:value="0.0202806985088014" calcext:value-type="float">
            <text:p>0.0202806985088014</text:p>
          </table:table-cell>
          <table:table-cell office:value-type="float" office:value="0" calcext:value-type="float">
            <text:p>0</text:p>
          </table:table-cell>
          <table:table-cell office:value-type="float" office:value="0.238937871184069" calcext:value-type="float">
            <text:p>0.238937871184069</text:p>
          </table:table-cell>
          <table:table-cell office:value-type="float" office:value="0.215759401547191" calcext:value-type="float">
            <text:p>0.215759401547191</text:p>
          </table:table-cell>
          <table:table-cell office:value-type="float" office:value="0" calcext:value-type="float">
            <text:p>0</text:p>
          </table:table-cell>
          <table:table-cell office:value-type="float" office:value="1.5791604713836" calcext:value-type="float">
            <text:p>1.5791604713836</text:p>
          </table:table-cell>
          <table:table-cell office:value-type="float" office:value="0.0141716423420701" calcext:value-type="float">
            <text:p>0.0141716423420701</text:p>
          </table:table-cell>
          <table:table-cell office:value-type="float" office:value="0.00668772238471746" calcext:value-type="float">
            <text:p>0.00668772238471746</text:p>
          </table:table-cell>
          <table:table-cell office:value-type="float" office:value="0.00361529576147515" calcext:value-type="float">
            <text:p>0.00361529576147515</text:p>
          </table:table-cell>
          <table:table-cell office:value-type="float" office:value="0.00351617897641235" calcext:value-type="float">
            <text:p>0.00351617897641235</text:p>
          </table:table-cell>
          <table:table-cell office:value-type="float" office:value="0.00668772238471746" calcext:value-type="float">
            <text:p>0.00668772238471746</text:p>
          </table:table-cell>
          <table:table-cell office:value-type="float" office:value="0.00525550625992704" calcext:value-type="float">
            <text:p>0.00525550625992704</text:p>
          </table:table-cell>
        </table:table-row>
        <table:table-row table:style-name="ro1">
          <table:table-cell/>
          <table:table-cell office:value-type="string" calcext:value-type="string">
            <text:p>Cent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064688040129191" calcext:value-type="float">
            <text:p>0.00064688040129191</text:p>
          </table:table-cell>
          <table:table-cell office:value-type="float" office:value="0.0418967714037294" calcext:value-type="float">
            <text:p>0.0418967714037294</text:p>
          </table:table-cell>
          <table:table-cell office:value-type="float" office:value="1" calcext:value-type="float">
            <text:p>1</text:p>
          </table:table-cell>
          <table:table-cell office:value-type="float" office:value="0.00389961701976838" calcext:value-type="float">
            <text:p>0.00389961701976838</text:p>
          </table:table-cell>
          <table:table-cell office:value-type="float" office:value="1.03112694853448" calcext:value-type="float">
            <text:p>1.03112694853448</text:p>
          </table:table-cell>
          <table:table-cell office:value-type="float" office:value="1" calcext:value-type="float">
            <text:p>1</text:p>
          </table:table-cell>
          <table:table-cell office:value-type="float" office:value="9.34720741380232" calcext:value-type="float">
            <text:p>9.34720741380232</text:p>
          </table:table-cell>
          <table:table-cell office:value-type="float" office:value="0.0129771478475161" calcext:value-type="float">
            <text:p>0.0129771478475161</text:p>
          </table:table-cell>
          <table:table-cell office:value-type="float" office:value="0.00849807017219654" calcext:value-type="float">
            <text:p>0.00849807017219654</text:p>
          </table:table-cell>
          <table:table-cell office:value-type="float" office:value="0.00529204670126486" calcext:value-type="float">
            <text:p>0.00529204670126486</text:p>
          </table:table-cell>
          <table:table-cell office:value-type="float" office:value="0.00478509073815087" calcext:value-type="float">
            <text:p>0.00478509073815087</text:p>
          </table:table-cell>
          <table:table-cell office:value-type="float" office:value="0.00639293583783946" calcext:value-type="float">
            <text:p>0.00639293583783946</text:p>
          </table:table-cell>
          <table:table-cell office:value-type="float" office:value="0.0146343454130321" calcext:value-type="float">
            <text:p>0.0146343454130321</text:p>
          </table:table-cell>
        </table:table-row>
        <table:table-row table:style-name="ro1">
          <table:table-cell/>
          <table:table-cell office:value-type="string" calcext:value-type="string">
            <text:p>DRminejet</text:p>
          </table:table-cell>
          <table:table-cell office:value-type="float" office:value="0" calcext:value-type="float">
            <text:p>0</text:p>
          </table:table-cell>
          <table:table-cell office:value-type="float" office:value="0.130207503990942" calcext:value-type="float">
            <text:p>0.130207503990942</text:p>
          </table:table-cell>
          <table:table-cell office:value-type="float" office:value="0.024425729170266" calcext:value-type="float">
            <text:p>0.024425729170266</text:p>
          </table:table-cell>
          <table:table-cell office:value-type="float" office:value="0" calcext:value-type="float">
            <text:p>0</text:p>
          </table:table-cell>
          <table:table-cell office:value-type="float" office:value="0.161814854530856" calcext:value-type="float">
            <text:p>0.161814854530856</text:p>
          </table:table-cell>
          <table:table-cell office:value-type="float" office:value="0.272640297231452" calcext:value-type="float">
            <text:p>0.272640297231452</text:p>
          </table:table-cell>
          <table:table-cell office:value-type="float" office:value="0" calcext:value-type="float">
            <text:p>0</text:p>
          </table:table-cell>
          <table:table-cell office:value-type="float" office:value="1.84675345266869" calcext:value-type="float">
            <text:p>1.84675345266869</text:p>
          </table:table-cell>
          <table:table-cell office:value-type="float" office:value="0.0150961543949577" calcext:value-type="float">
            <text:p>0.0150961543949577</text:p>
          </table:table-cell>
          <table:table-cell office:value-type="float" office:value="0.00613237787146809" calcext:value-type="float">
            <text:p>0.00613237787146809</text:p>
          </table:table-cell>
          <table:table-cell office:value-type="float" office:value="0.00344887838029417" calcext:value-type="float">
            <text:p>0.00344887838029417</text:p>
          </table:table-cell>
          <table:table-cell office:value-type="float" office:value="0.00480442921698357" calcext:value-type="float">
            <text:p>0.00480442921698357</text:p>
          </table:table-cell>
          <table:table-cell office:value-type="float" office:value="0.00744107233214872" calcext:value-type="float">
            <text:p>0.00744107233214872</text:p>
          </table:table-cell>
          <table:table-cell office:value-type="float" office:value="0.00749975874507814" calcext:value-type="float">
            <text:p>0.00749975874507814</text:p>
          </table:table-cell>
        </table:table-row>
        <table:table-row table:style-name="ro1">
          <table:table-cell/>
          <table:table-cell office:value-type="string" calcext:value-type="string">
            <text:p>DiJetDrmin</text:p>
          </table:table-cell>
          <table:table-cell office:value-type="float" office:value="0" calcext:value-type="float">
            <text:p>0</text:p>
          </table:table-cell>
          <table:table-cell office:value-type="float" office:value="0.437220058621874" calcext:value-type="float">
            <text:p>0.437220058621874</text:p>
          </table:table-cell>
          <table:table-cell office:value-type="float" office:value="0.0181585427676607" calcext:value-type="float">
            <text:p>0.0181585427676607</text:p>
          </table:table-cell>
          <table:table-cell office:value-type="float" office:value="0" calcext:value-type="float">
            <text:p>0</text:p>
          </table:table-cell>
          <table:table-cell office:value-type="float" office:value="0.419587190907156" calcext:value-type="float">
            <text:p>0.419587190907156</text:p>
          </table:table-cell>
          <table:table-cell office:value-type="float" office:value="0.140585493964225" calcext:value-type="float">
            <text:p>0.140585493964225</text:p>
          </table:table-cell>
          <table:table-cell office:value-type="float" office:value="0" calcext:value-type="float">
            <text:p>0</text:p>
          </table:table-cell>
          <table:table-cell office:value-type="float" office:value="0.861625570643782" calcext:value-type="float">
            <text:p>0.861625570643782</text:p>
          </table:table-cell>
          <table:table-cell office:value-type="float" office:value="0.00827825597407464" calcext:value-type="float">
            <text:p>0.00827825597407464</text:p>
          </table:table-cell>
          <table:table-cell office:value-type="float" office:value="0.00502183313238758" calcext:value-type="float">
            <text:p>0.00502183313238758</text:p>
          </table:table-cell>
          <table:table-cell office:value-type="float" office:value="0.0016076235908275" calcext:value-type="float">
            <text:p>0.0016076235908275</text:p>
          </table:table-cell>
          <table:table-cell office:value-type="float" office:value="0.00213776194945115" calcext:value-type="float">
            <text:p>0.00213776194945115</text:p>
          </table:table-cell>
          <table:table-cell office:value-type="float" office:value="0.00534608323291077" calcext:value-type="float">
            <text:p>0.00534608323291077</text:p>
          </table:table-cell>
          <table:table-cell office:value-type="float" office:value="0.00548358013754713" calcext:value-type="float">
            <text:p>0.00548358013754713</text:p>
          </table:table-cell>
        </table:table-row>
        <table:table-row table:style-name="ro1">
          <table:table-cell/>
          <table:table-cell office:value-type="string" calcext:value-type="string">
            <text:p>Ht</text:p>
          </table:table-cell>
          <table:table-cell office:value-type="float" office:value="0" calcext:value-type="float">
            <text:p>0</text:p>
          </table:table-cell>
          <table:table-cell office:value-type="float" office:value="0.0824761492021333" calcext:value-type="float">
            <text:p>0.0824761492021333</text:p>
          </table:table-cell>
          <table:table-cell office:value-type="float" office:value="0.0263893291142699" calcext:value-type="float">
            <text:p>0.0263893291142699</text:p>
          </table:table-cell>
          <table:table-cell office:value-type="float" office:value="0" calcext:value-type="float">
            <text:p>0</text:p>
          </table:table-cell>
          <table:table-cell office:value-type="float" office:value="0.0515593219983921" calcext:value-type="float">
            <text:p>0.0515593219983921</text:p>
          </table:table-cell>
          <table:table-cell office:value-type="float" office:value="0.456590034006919" calcext:value-type="float">
            <text:p>0.456590034006919</text:p>
          </table:table-cell>
          <table:table-cell office:value-type="float" office:value="0" calcext:value-type="float">
            <text:p>0</text:p>
          </table:table-cell>
          <table:table-cell office:value-type="float" office:value="2.36144055437161" calcext:value-type="float">
            <text:p>2.36144055437161</text:p>
          </table:table-cell>
          <table:table-cell office:value-type="float" office:value="0.0135359629870462" calcext:value-type="float">
            <text:p>0.0135359629870462</text:p>
          </table:table-cell>
          <table:table-cell office:value-type="float" office:value="0.00839505469671276" calcext:value-type="float">
            <text:p>0.00839505469671276</text:p>
          </table:table-cell>
          <table:table-cell office:value-type="float" office:value="0.00475040827694194" calcext:value-type="float">
            <text:p>0.00475040827694194</text:p>
          </table:table-cell>
          <table:table-cell office:value-type="float" office:value="0.0061163076373384" calcext:value-type="float">
            <text:p>0.0061163076373384</text:p>
          </table:table-cell>
          <table:table-cell office:value-type="float" office:value="0.0101818859246069" calcext:value-type="float">
            <text:p>0.0101818859246069</text:p>
          </table:table-cell>
          <table:table-cell office:value-type="float" office:value="0.00794699351964584" calcext:value-type="float">
            <text:p>0.00794699351964584</text:p>
          </table:table-cell>
        </table:table-row>
        <table:table-row table:style-name="ro1">
          <table:table-cell/>
          <table:table-cell office:value-type="string" calcext:value-type="string">
            <text:p>Ht20</text:p>
          </table:table-cell>
          <table:table-cell office:value-type="float" office:value="1" calcext:value-type="float">
            <text:p>1</text:p>
          </table:table-cell>
          <table:table-cell office:value-type="float" office:value="0.00272518927618524" calcext:value-type="float">
            <text:p>0.00272518927618524</text:p>
          </table:table-cell>
          <table:table-cell office:value-type="float" office:value="0.0379634205570962" calcext:value-type="float">
            <text:p>0.0379634205570962</text:p>
          </table:table-cell>
          <table:table-cell office:value-type="float" office:value="1" calcext:value-type="float">
            <text:p>1</text:p>
          </table:table-cell>
          <table:table-cell office:value-type="float" office:value="0.00665874781197195" calcext:value-type="float">
            <text:p>0.00665874781197195</text:p>
          </table:table-cell>
          <table:table-cell office:value-type="float" office:value="0.901018603177679" calcext:value-type="float">
            <text:p>0.901018603177679</text:p>
          </table:table-cell>
          <table:table-cell office:value-type="float" office:value="1" calcext:value-type="float">
            <text:p>1</text:p>
          </table:table-cell>
          <table:table-cell office:value-type="float" office:value="5.36565013053324" calcext:value-type="float">
            <text:p>5.36565013053324</text:p>
          </table:table-cell>
          <table:table-cell office:value-type="float" office:value="0.015057106174885" calcext:value-type="float">
            <text:p>0.015057106174885</text:p>
          </table:table-cell>
          <table:table-cell office:value-type="float" office:value="0.0101110931754478" calcext:value-type="float">
            <text:p>0.0101110931754478</text:p>
          </table:table-cell>
          <table:table-cell office:value-type="float" office:value="0.00582291105419031" calcext:value-type="float">
            <text:p>0.00582291105419031</text:p>
          </table:table-cell>
          <table:table-cell office:value-type="float" office:value="0.00540040429740996" calcext:value-type="float">
            <text:p>0.00540040429740996</text:p>
          </table:table-cell>
          <table:table-cell office:value-type="float" office:value="0.0114391757895624" calcext:value-type="float">
            <text:p>0.0114391757895624</text:p>
          </table:table-cell>
          <table:table-cell office:value-type="float" office:value="0.0127447523656603" calcext:value-type="float">
            <text:p>0.0127447523656603</text:p>
          </table:table-cell>
        </table:table-row>
        <table:table-row table:style-name="ro1">
          <table:table-cell/>
          <table:table-cell office:value-type="string" calcext:value-type="string">
            <text:p>Ktminp</text:p>
          </table:table-cell>
          <table:table-cell office:value-type="float" office:value="0" calcext:value-type="float">
            <text:p>0</text:p>
          </table:table-cell>
          <table:table-cell office:value-type="float" office:value="0.448634839504584" calcext:value-type="float">
            <text:p>0.448634839504584</text:p>
          </table:table-cell>
          <table:table-cell office:value-type="float" office:value="0.017997361026294" calcext:value-type="float">
            <text:p>0.017997361026294</text:p>
          </table:table-cell>
          <table:table-cell office:value-type="float" office:value="0" calcext:value-type="float">
            <text:p>0</text:p>
          </table:table-cell>
          <table:table-cell office:value-type="float" office:value="0.489227001515911" calcext:value-type="float">
            <text:p>0.489227001515911</text:p>
          </table:table-cell>
          <table:table-cell office:value-type="float" office:value="0.121535568616474" calcext:value-type="float">
            <text:p>0.121535568616474</text:p>
          </table:table-cell>
          <table:table-cell office:value-type="float" office:value="0" calcext:value-type="float">
            <text:p>0</text:p>
          </table:table-cell>
          <table:table-cell office:value-type="float" office:value="0.683911237558522" calcext:value-type="float">
            <text:p>0.683911237558522</text:p>
          </table:table-cell>
          <table:table-cell office:value-type="float" office:value="0.0102913420448098" calcext:value-type="float">
            <text:p>0.0102913420448098</text:p>
          </table:table-cell>
          <table:table-cell office:value-type="float" office:value="0.00493956635417091" calcext:value-type="float">
            <text:p>0.00493956635417091</text:p>
          </table:table-cell>
          <table:table-cell office:value-type="float" office:value="0.00257272073506098" calcext:value-type="float">
            <text:p>0.00257272073506098</text:p>
          </table:table-cell>
          <table:table-cell office:value-type="float" office:value="0.0027797023248668" calcext:value-type="float">
            <text:p>0.0027797023248668</text:p>
          </table:table-cell>
          <table:table-cell office:value-type="float" office:value="0.0128104938793952" calcext:value-type="float">
            <text:p>0.0128104938793952</text:p>
          </table:table-cell>
          <table:table-cell office:value-type="float" office:value="0.00699520576521922" calcext:value-type="float">
            <text:p>0.00699520576521922</text:p>
          </table:table-cell>
        </table:table-row>
        <table:table-row table:style-name="ro1">
          <table:table-cell/>
          <table:table-cell office:value-type="string" calcext:value-type="string">
            <text:p>Lepdphimet</text:p>
          </table:table-cell>
          <table:table-cell office:value-type="float" office:value="0" calcext:value-type="float">
            <text:p>0</text:p>
          </table:table-cell>
          <table:table-cell office:value-type="float" office:value="0.652237222615998" calcext:value-type="float">
            <text:p>0.652237222615998</text:p>
          </table:table-cell>
          <table:table-cell office:value-type="float" office:value="0.015364737599227" calcext:value-type="float">
            <text:p>0.015364737599227</text:p>
          </table:table-cell>
          <table:table-cell office:value-type="float" office:value="0" calcext:value-type="float">
            <text:p>0</text:p>
          </table:table-cell>
          <table:table-cell office:value-type="float" office:value="0.566391868951122" calcext:value-type="float">
            <text:p>0.566391868951122</text:p>
          </table:table-cell>
          <table:table-cell office:value-type="float" office:value="0.103844923782362" calcext:value-type="float">
            <text:p>0.103844923782362</text:p>
          </table:table-cell>
          <table:table-cell office:value-type="float" office:value="0" calcext:value-type="float">
            <text:p>0</text:p>
          </table:table-cell>
          <table:table-cell office:value-type="float" office:value="0.868086334572646" calcext:value-type="float">
            <text:p>0.868086334572646</text:p>
          </table:table-cell>
          <table:table-cell office:value-type="float" office:value="0.0112169633048974" calcext:value-type="float">
            <text:p>0.0112169633048974</text:p>
          </table:table-cell>
          <table:table-cell office:value-type="float" office:value="0.00777012503076318" calcext:value-type="float">
            <text:p>0.00777012503076318</text:p>
          </table:table-cell>
          <table:table-cell office:value-type="float" office:value="0.003930511933472" calcext:value-type="float">
            <text:p>0.003930511933472</text:p>
          </table:table-cell>
          <table:table-cell table:number-columns-repeated="2" office:value-type="float" office:value="0.00229221219840138" calcext:value-type="float">
            <text:p>0.00229221219840138</text:p>
          </table:table-cell>
          <table:table-cell office:value-type="float" office:value="0.00413707759323137" calcext:value-type="float">
            <text:p>0.00413707759323137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7"/>
        <table:table-column table:style-name="co1" table:default-cell-style-name="ce3"/>
        <table:table-column table:style-name="co1" table:default-cell-style-name="ce2"/>
        <table:table-column table:style-name="co1" table:default-cell-style-name="ce7"/>
        <table:table-column table:style-name="co1" table:default-cell-style-name="ce6"/>
        <table:table-column table:style-name="co1" table:default-cell-style-name="ce2"/>
        <table:table-column table:style-name="co1" table:default-cell-style-name="ce6"/>
        <table:table-row table:style-name="ro1">
          <table:table-cell/>
          <table:table-cell table:style-name="ce1" office:value-type="string" calcext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CM</text:p>
          </table:table-cell>
          <table:covered-table-cell table:number-columns-repeated="2" table:style-name="Default"/>
          <table:table-cell table:style-name="ce1" office:value-type="string" calcext:value-type="string" table:number-columns-spanned="2" table:number-rows-spanned="1">
            <text:p>AD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var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p-Val</text:p>
          </table:table-cell>
          <table:table-cell table:style-name="Default" office:value-type="string" calcext:value-type="string">
            <text:p>Stat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p-Val</text:p>
          </table:table-cell>
          <table:table-cell table:style-name="Default" office:value-type="string" calcext:value-type="string">
            <text:p>Stat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Apl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.78740022573792E-023" calcext:value-type="float">
            <text:p>1.78740022573792E-023</text:p>
          </table:table-cell>
          <table:table-cell office:value-type="float" office:value="0.021314648233784" calcext:value-type="float">
            <text:p>0.021314648233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2130641145438" calcext:value-type="float">
            <text:p>10.2130641145438</text:p>
          </table:table-cell>
          <table:table-cell office:value-type="float" office:value="1" calcext:value-type="float">
            <text:p>1</text:p>
          </table:table-cell>
          <table:table-cell office:value-type="float" office:value="55.5162243149774" calcext:value-type="float">
            <text:p>55.5162243149774</text:p>
          </table:table-cell>
        </table:table-row>
        <table:table-row table:style-name="ro1">
          <table:table-cell office:value-type="string" calcext:value-type="string">
            <text:p>Spher</text:p>
          </table:table-cell>
          <table:table-cell office:value-type="float" office:value="1" calcext:value-type="float">
            <text:p>1</text:p>
          </table:table-cell>
          <table:table-cell office:value-type="float" office:value="4.84889523611682E-049" calcext:value-type="float">
            <text:p>4.84889523611682E-049</text:p>
          </table:table-cell>
          <table:table-cell office:value-type="float" office:value="0.0309557126998811" calcext:value-type="float">
            <text:p>0.0309557126998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6428258384353" calcext:value-type="float">
            <text:p>21.6428258384353</text:p>
          </table:table-cell>
          <table:table-cell office:value-type="float" office:value="1" calcext:value-type="float">
            <text:p>1</text:p>
          </table:table-cell>
          <table:table-cell office:value-type="float" office:value="230.076995228168" calcext:value-type="float">
            <text:p>230.076995228168</text:p>
          </table:table-cell>
        </table:table-row>
        <table:table-row table:style-name="ro1">
          <table:table-cell office:value-type="string" calcext:value-type="string">
            <text:p>HTL</text:p>
          </table:table-cell>
          <table:table-cell office:value-type="float" office:value="1" calcext:value-type="float">
            <text:p>1</text:p>
          </table:table-cell>
          <table:table-cell office:value-type="float" office:value="4.21227439587013E-015" calcext:value-type="float">
            <text:p>4.21227439587013E-015</text:p>
          </table:table-cell>
          <table:table-cell office:value-type="float" office:value="0.0170084751432081" calcext:value-type="float">
            <text:p>0.0170084751432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502293332669" calcext:value-type="float">
            <text:p>6.2502293332669</text:p>
          </table:table-cell>
          <table:table-cell office:value-type="float" office:value="1" calcext:value-type="float">
            <text:p>1</text:p>
          </table:table-cell>
          <table:table-cell office:value-type="float" office:value="32.6656801035127" calcext:value-type="float">
            <text:p>32.6656801035127</text:p>
          </table:table-cell>
        </table:table-row>
        <table:table-row table:style-name="ro1">
          <table:table-cell office:value-type="string" calcext:value-type="string">
            <text:p>JetMt</text:p>
          </table:table-cell>
          <table:table-cell office:value-type="float" office:value="1" calcext:value-type="float">
            <text:p>1</text:p>
          </table:table-cell>
          <table:table-cell office:value-type="float" office:value="0.0000000040383763913951" calcext:value-type="float">
            <text:p>4.0383763913951E-009</text:p>
          </table:table-cell>
          <table:table-cell office:value-type="float" office:value="0.0130913462810687" calcext:value-type="float">
            <text:p>0.01309134628106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2869342072044" calcext:value-type="float">
            <text:p>5.22869342072044</text:p>
          </table:table-cell>
          <table:table-cell office:value-type="float" office:value="1" calcext:value-type="float">
            <text:p>1</text:p>
          </table:table-cell>
          <table:table-cell office:value-type="float" office:value="42.7536532102097" calcext:value-type="float">
            <text:p>42.7536532102097</text:p>
          </table:table-cell>
        </table:table-row>
        <table:table-row table:style-name="ro1">
          <table:table-cell office:value-type="string" calcext:value-type="string">
            <text:p>[]</text:p>
          </table:table-cell>
          <table:table-cell table:number-columns-repeated="8" table:style-name="Default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MEvent</text:p>
          </table:table-cell>
          <table:table-cell office:value-type="float" office:value="1" calcext:value-type="float">
            <text:p>1</text:p>
          </table:table-cell>
          <table:table-cell office:value-type="float" office:value="5.03414453512212E-017" calcext:value-type="float">
            <text:p>5.03414453512212E-017</text:p>
          </table:table-cell>
          <table:table-cell office:value-type="float" office:value="0.0181491261367285" calcext:value-type="float">
            <text:p>0.0181491261367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6260940005512" calcext:value-type="float">
            <text:p>6.26260940005512</text:p>
          </table:table-cell>
          <table:table-cell office:value-type="float" office:value="1" calcext:value-type="float">
            <text:p>1</text:p>
          </table:table-cell>
          <table:table-cell office:value-type="float" office:value="53.1029791723468" calcext:value-type="float">
            <text:p>53.1029791723468</text:p>
          </table:table-cell>
        </table:table-row>
        <table:table-row table:style-name="ro1">
          <table:table-cell office:value-type="string" calcext:value-type="string">
            <text:p>MT1NL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48839096716926" calcext:value-type="float">
            <text:p>2.48839096716926E-011</text:p>
          </table:table-cell>
          <table:table-cell office:value-type="float" office:value="0.0148546052410137" calcext:value-type="float">
            <text:p>0.014854605241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0358043657951" calcext:value-type="float">
            <text:p>3.40358043657951</text:p>
          </table:table-cell>
          <table:table-cell office:value-type="float" office:value="1" calcext:value-type="float">
            <text:p>1</text:p>
          </table:table-cell>
          <table:table-cell office:value-type="float" office:value="17.1176097359749" calcext:value-type="float">
            <text:p>17.1176097359749</text:p>
          </table:table-cell>
        </table:table-row>
        <table:table-row table:style-name="ro1">
          <table:table-cell office:value-type="string" calcext:value-type="string">
            <text:p>M01mall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270150519290668" calcext:value-type="float">
            <text:p>0.00270150519290668</text:p>
          </table:table-cell>
          <table:table-cell office:value-type="float" office:value="0.00752057956421359" calcext:value-type="float">
            <text:p>0.0075205795642135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307151578396072" calcext:value-type="float">
            <text:p>0.0307151578396072</text:p>
          </table:table-cell>
          <table:table-cell table:style-name="ce3" office:value-type="float" office:value="0.545305677746906" calcext:value-type="float">
            <text:p>0.545305677746906</text:p>
          </table:table-cell>
          <table:table-cell office:value-type="float" office:value="1" calcext:value-type="float">
            <text:p>1</text:p>
          </table:table-cell>
          <table:table-cell office:value-type="float" office:value="5.99517710069505" calcext:value-type="float">
            <text:p>5.99517710069505</text:p>
          </table:table-cell>
        </table:table-row>
        <table:table-row table:style-name="ro1">
          <table:table-cell office:value-type="string" calcext:value-type="string">
            <text:p>M0nl</text:p>
          </table:table-cell>
          <table:table-cell office:value-type="float" office:value="1" calcext:value-type="float">
            <text:p>1</text:p>
          </table:table-cell>
          <table:table-cell office:value-type="float" office:value="4.8785467726127E-023" calcext:value-type="float">
            <text:p>4.8785467726127E-023</text:p>
          </table:table-cell>
          <table:table-cell office:value-type="float" office:value="0.0213237963078224" calcext:value-type="float">
            <text:p>0.0213237963078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3083786300764" calcext:value-type="float">
            <text:p>8.33083786300764</text:p>
          </table:table-cell>
          <table:table-cell office:value-type="float" office:value="1" calcext:value-type="float">
            <text:p>1</text:p>
          </table:table-cell>
          <table:table-cell office:value-type="float" office:value="61.0867365211176" calcext:value-type="float">
            <text:p>61.0867365211176</text:p>
          </table:table-cell>
        </table:table-row>
        <table:table-row table:style-name="ro1">
          <table:table-cell office:value-type="string" calcext:value-type="string">
            <text:p>M1nl</text:p>
          </table:table-cell>
          <table:table-cell office:value-type="float" office:value="1" calcext:value-type="float">
            <text:p>1</text:p>
          </table:table-cell>
          <table:table-cell office:value-type="float" office:value="0.000177911700288783" calcext:value-type="float">
            <text:p>0.000177911700288783</text:p>
          </table:table-cell>
          <table:table-cell office:value-type="float" office:value="0.00914583893964582" calcext:value-type="float">
            <text:p>0.00914583893964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6241253818741" calcext:value-type="float">
            <text:p>1.26241253818741</text:p>
          </table:table-cell>
          <table:table-cell office:value-type="float" office:value="1" calcext:value-type="float">
            <text:p>1</text:p>
          </table:table-cell>
          <table:table-cell office:value-type="float" office:value="6.38912976676179" calcext:value-type="float">
            <text:p>6.38912976676179</text:p>
          </table:table-cell>
        </table:table-row>
        <table:table-row table:style-name="ro1">
          <table:table-cell office:value-type="string" calcext:value-type="string">
            <text:p>Mt0nl</text:p>
          </table:table-cell>
          <table:table-cell office:value-type="float" office:value="1" calcext:value-type="float">
            <text:p>1</text:p>
          </table:table-cell>
          <table:table-cell office:value-type="float" office:value="1.43688115580578E-027" calcext:value-type="float">
            <text:p>1.43688115580578E-027</text:p>
          </table:table-cell>
          <table:table-cell office:value-type="float" office:value="0.023318112591063" calcext:value-type="float">
            <text:p>0.023318112591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6443859743235" calcext:value-type="float">
            <text:p>10.6443859743235</text:p>
          </table:table-cell>
          <table:table-cell office:value-type="float" office:value="1" calcext:value-type="float">
            <text:p>1</text:p>
          </table:table-cell>
          <table:table-cell office:value-type="float" office:value="81.1886284905795" calcext:value-type="float">
            <text:p>81.188628490579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55295328218606" calcext:value-type="float">
            <text:p>3.55295328218606E-012</text:p>
          </table:table-cell>
          <table:table-cell office:value-type="float" office:value="0.0152188209174341" calcext:value-type="float">
            <text:p>0.0152188209174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0113791657745" calcext:value-type="float">
            <text:p>4.50113791657745</text:p>
          </table:table-cell>
          <table:table-cell office:value-type="float" office:value="1" calcext:value-type="float">
            <text:p>1</text:p>
          </table:table-cell>
          <table:table-cell office:value-type="float" office:value="24.8123970591557" calcext:value-type="float">
            <text:p>24.8123970591557</text:p>
          </table:table-cell>
        </table:table-row>
        <table:table-row table:style-name="ro1">
          <table:table-cell office:value-type="string" calcext:value-type="string">
            <text:p>Mtt</text:p>
          </table:table-cell>
          <table:table-cell office:value-type="float" office:value="1" calcext:value-type="float">
            <text:p>1</text:p>
          </table:table-cell>
          <table:table-cell office:value-type="float" office:value="1.51102690853984E-016" calcext:value-type="float">
            <text:p>1.51102690853984E-016</text:p>
          </table:table-cell>
          <table:table-cell office:value-type="float" office:value="0.0178262555853661" calcext:value-type="float">
            <text:p>0.01782625558536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3177566391112" calcext:value-type="float">
            <text:p>6.93177566391112</text:p>
          </table:table-cell>
          <table:table-cell office:value-type="float" office:value="1" calcext:value-type="float">
            <text:p>1</text:p>
          </table:table-cell>
          <table:table-cell office:value-type="float" office:value="57.1807937202952" calcext:value-type="float">
            <text:p>57.1807937202952</text:p>
          </table:table-cell>
        </table:table-row>
        <table:table-row table:style-name="ro1">
          <table:table-cell office:value-type="string" calcext:value-type="string">
            <text:p>Mva_max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1038450930222" calcext:value-type="float">
            <text:p>0.01038450930222</text:p>
          </table:table-cell>
          <table:table-cell office:value-type="float" office:value="0.00854156495724823" calcext:value-type="float">
            <text:p>0.008541564957248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334605015630362" calcext:value-type="float">
            <text:p>0.0334605015630362</text:p>
          </table:table-cell>
          <table:table-cell table:style-name="ce3" office:value-type="float" office:value="0.531699754253593" calcext:value-type="float">
            <text:p>0.531699754253593</text:p>
          </table:table-cell>
          <table:table-cell office:value-type="float" office:value="1" calcext:value-type="float">
            <text:p>1</text:p>
          </table:table-cell>
          <table:table-cell office:value-type="float" office:value="7.04170296820559" calcext:value-type="float">
            <text:p>7.04170296820559</text:p>
          </table:table-cell>
        </table:table-row>
        <table:table-row table:style-name="ro1">
          <table:table-cell office:value-type="string" calcext:value-type="string">
            <text:p>Wmt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44278719704866" calcext:value-type="float">
            <text:p>0.244278719704866</text:p>
          </table:table-cell>
          <table:table-cell office:value-type="float" office:value="0.00424066716550287" calcext:value-type="float">
            <text:p>0.004240667165502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7866604042914" calcext:value-type="float">
            <text:p>0.67866604042914</text:p>
          </table:table-cell>
          <table:table-cell table:style-name="ce3" office:value-type="float" office:value="0.0822961108440422" calcext:value-type="float">
            <text:p>0.08229611084404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57376355269539" calcext:value-type="float">
            <text:p>0.757376355269539</text:p>
          </table:table-cell>
        </table:table-row>
        <table:table-row table:style-name="ro1">
          <table:table-cell office:value-type="string" calcext:value-type="string">
            <text:p>Wpt</text:p>
          </table:table-cell>
          <table:table-cell office:value-type="float" office:value="1" calcext:value-type="float">
            <text:p>1</text:p>
          </table:table-cell>
          <table:table-cell office:value-type="float" office:value="1.50176255211626E-022" calcext:value-type="float">
            <text:p>1.50176255211626E-022</text:p>
          </table:table-cell>
          <table:table-cell office:value-type="float" office:value="0.0208828594544207" calcext:value-type="float">
            <text:p>0.0208828594544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9938045093754" calcext:value-type="float">
            <text:p>9.09938045093754</text:p>
          </table:table-cell>
          <table:table-cell office:value-type="float" office:value="1" calcext:value-type="float">
            <text:p>1</text:p>
          </table:table-cell>
          <table:table-cell office:value-type="float" office:value="43.8583180314929" calcext:value-type="float">
            <text:p>43.8583180314929</text:p>
          </table:table-cell>
        </table:table-row>
        <table:table-row table:style-name="ro1">
          <table:table-cell office:value-type="string" calcext:value-type="string">
            <text:p>Centr</text:p>
          </table:table-cell>
          <table:table-cell office:value-type="float" office:value="1" calcext:value-type="float">
            <text:p>1</text:p>
          </table:table-cell>
          <table:table-cell office:value-type="float" office:value="5.27426075148606E-061" calcext:value-type="float">
            <text:p>5.27426075148606E-061</text:p>
          </table:table-cell>
          <table:table-cell office:value-type="float" office:value="0.0345552875340139" calcext:value-type="float">
            <text:p>0.0345552875340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8822614212691" calcext:value-type="float">
            <text:p>17.8822614212691</text:p>
          </table:table-cell>
          <table:table-cell office:value-type="float" office:value="1" calcext:value-type="float">
            <text:p>1</text:p>
          </table:table-cell>
          <table:table-cell office:value-type="float" office:value="151.732215114492" calcext:value-type="float">
            <text:p>151.732215114492</text:p>
          </table:table-cell>
        </table:table-row>
        <table:table-row table:style-name="ro1">
          <table:table-cell office:value-type="string" calcext:value-type="string">
            <text:p>DRminejet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877896565527607" calcext:value-type="float">
            <text:p>0.00877896565527607</text:p>
          </table:table-cell>
          <table:table-cell office:value-type="float" office:value="0.00681691314808708" calcext:value-type="float">
            <text:p>0.006816913148087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69140330202675" calcext:value-type="float">
            <text:p>0.0069140330202675</text:p>
          </table:table-cell>
          <table:table-cell table:style-name="ce3" office:value-type="float" office:value="0.888980487355383" calcext:value-type="float">
            <text:p>0.888980487355383</text:p>
          </table:table-cell>
          <table:table-cell office:value-type="float" office:value="1" calcext:value-type="float">
            <text:p>1</text:p>
          </table:table-cell>
          <table:table-cell office:value-type="float" office:value="5.69798178716454" calcext:value-type="float">
            <text:p>5.69798178716454</text:p>
          </table:table-cell>
        </table:table-row>
        <table:table-row table:style-name="ro1">
          <table:table-cell office:value-type="string" calcext:value-type="string">
            <text:p>DiJetDrmin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351085320530589" calcext:value-type="float">
            <text:p>0.0351085320530589</text:p>
          </table:table-cell>
          <table:table-cell office:value-type="float" office:value="0.00588258987531298" calcext:value-type="float">
            <text:p>0.0058825898753129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263063636635359" calcext:value-type="float">
            <text:p>0.0263063636635359</text:p>
          </table:table-cell>
          <table:table-cell table:style-name="ce3" office:value-type="float" office:value="0.57506004344355" calcext:value-type="float">
            <text:p>0.57506004344355</text:p>
          </table:table-cell>
          <table:table-cell office:value-type="float" office:value="1" calcext:value-type="float">
            <text:p>1</text:p>
          </table:table-cell>
          <table:table-cell office:value-type="float" office:value="5.2035266653466" calcext:value-type="float">
            <text:p>5.2035266653466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1" calcext:value-type="float">
            <text:p>1</text:p>
          </table:table-cell>
          <table:table-cell office:value-type="float" office:value="3.64711388910714E-019" calcext:value-type="float">
            <text:p>3.64711388910714E-019</text:p>
          </table:table-cell>
          <table:table-cell office:value-type="float" office:value="0.0192188799159869" calcext:value-type="float">
            <text:p>0.01921887991598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7030599498475" calcext:value-type="float">
            <text:p>8.47030599498475</text:p>
          </table:table-cell>
          <table:table-cell office:value-type="float" office:value="1" calcext:value-type="float">
            <text:p>1</text:p>
          </table:table-cell>
          <table:table-cell office:value-type="float" office:value="43.1225734589641" calcext:value-type="float">
            <text:p>43.1225734589641</text:p>
          </table:table-cell>
        </table:table-row>
        <table:table-row table:style-name="ro1">
          <table:table-cell office:value-type="string" calcext:value-type="string">
            <text:p>Ht20</text:p>
          </table:table-cell>
          <table:table-cell office:value-type="float" office:value="1" calcext:value-type="float">
            <text:p>1</text:p>
          </table:table-cell>
          <table:table-cell office:value-type="float" office:value="2.87398727927059E-018" calcext:value-type="float">
            <text:p>2.87398727927059E-018</text:p>
          </table:table-cell>
          <table:table-cell office:value-type="float" office:value="0.0187535000974417" calcext:value-type="float">
            <text:p>0.0187535000974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3813613062801" calcext:value-type="float">
            <text:p>5.43813613062801</text:p>
          </table:table-cell>
          <table:table-cell office:value-type="float" office:value="1" calcext:value-type="float">
            <text:p>1</text:p>
          </table:table-cell>
          <table:table-cell office:value-type="float" office:value="54.2864992722847" calcext:value-type="float">
            <text:p>54.2864992722847</text:p>
          </table:table-cell>
        </table:table-row>
        <table:table-row table:style-name="ro1">
          <table:table-cell office:value-type="string" calcext:value-type="string">
            <text:p>Ktminp</text:p>
          </table:table-cell>
          <table:table-cell office:value-type="float" office:value="1" calcext:value-type="float">
            <text:p>1</text:p>
          </table:table-cell>
          <table:table-cell office:value-type="float" office:value="0.00000763141134195849" calcext:value-type="float">
            <text:p>7.63141134195849E-006</text:p>
          </table:table-cell>
          <table:table-cell office:value-type="float" office:value="0.0103345238369776" calcext:value-type="float">
            <text:p>0.01033452383697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2759699820546" calcext:value-type="float">
            <text:p>1.72759699820546</text:p>
          </table:table-cell>
          <table:table-cell office:value-type="float" office:value="1" calcext:value-type="float">
            <text:p>1</text:p>
          </table:table-cell>
          <table:table-cell office:value-type="float" office:value="8.00053816566184" calcext:value-type="float">
            <text:p>8.00053816566184</text:p>
          </table:table-cell>
        </table:table-row>
        <table:table-row table:style-name="ro1">
          <table:table-cell office:value-type="string" calcext:value-type="string">
            <text:p>Lepdphimet</text:p>
          </table:table-cell>
          <table:table-cell office:value-type="float" office:value="1" calcext:value-type="float">
            <text:p>1</text:p>
          </table:table-cell>
          <table:table-cell office:value-type="float" office:value="6.47015795834164E-021" calcext:value-type="float">
            <text:p>6.47015795834164E-021</text:p>
          </table:table-cell>
          <table:table-cell office:value-type="float" office:value="0.0200967639718898" calcext:value-type="float">
            <text:p>0.0200967639718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4144572517918" calcext:value-type="float">
            <text:p>6.94144572517918</text:p>
          </table:table-cell>
          <table:table-cell office:value-type="float" office:value="1" calcext:value-type="float">
            <text:p>1</text:p>
          </table:table-cell>
          <table:table-cell office:value-type="float" office:value="34.0941182033446" calcext:value-type="float">
            <text:p>34.0941182033446</text:p>
          </table:table-cell>
        </table:table-row>
        <table:table-row table:style-name="ro1">
          <table:table-cell office:value-type="string" calcext:value-type="string">
            <text:p>Lepem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6440924478253" calcext:value-type="float">
            <text:p>0.1664409244782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31772071376384" calcext:value-type="float">
            <text:p>0.731772071376384</text:p>
          </table:table-cell>
          <table:table-cell table:style-name="ce3" office:value-type="float" office:value="0.0732476082228966" calcext:value-type="float">
            <text:p>0.0732476082228966</text:p>
          </table:table-cell>
          <table:table-cell office:value-type="float" office:value="1" calcext:value-type="float">
            <text:p>1</text:p>
          </table:table-cell>
          <table:table-cell office:value-type="float" office:value="9.54571528207673" calcext:value-type="float">
            <text:p>9.54571528207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7:46:29.822616841</meta:creation-date>
    <dc:date>2014-05-03T21:53:38.676935555</dc:date>
    <meta:editing-duration>PT4H4M16S</meta:editing-duration>
    <meta:editing-cycles>11</meta:editing-cycles>
    <meta:generator>LibreOffice/4.2.3.3$Linux_X86_64 LibreOffice_project/420m0$Build-3</meta:generator>
    <meta:document-statistic meta:table-count="2" meta:cell-count="592" meta:object-count="0"/>
  </office:meta>
</office:document-meta>
</file>